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55in"/>
    </style:style>
    <style:style style:name="co3" style:family="table-column">
      <style:table-column-properties fo:break-before="auto" style:column-width="1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"/>
    <style:style style:name="ce6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"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3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1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3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6.5354in" svg:y="0.2in">
            <draw:object draw:notify-on-update-of-ranges="analysis.A3:analysis.B16 analysis.D2:analysis.D2 analysis.D3:analysis.D16 analysis.F2:analysis.F2 analysis.F3:analysis.F16 analysis.C26:analysis.C39 analysis.C26:analysis.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7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Card-greedy-SHJ</text:p>
          </table:table-cell>
          <table:table-cell table:style-name="ce17"/>
          <table:table-cell table:number-columns-repeated="1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Query planning time (QPT)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Query execution time (QET)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1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564.7" calcext:value-type="float">
            <text:p>565</text:p>
          </table:table-cell>
          <table:table-cell table:style-name="ce19" office:value-type="float" office:value="427.3" calcext:value-type="float">
            <text:p>427</text:p>
          </table:table-cell>
          <table:table-cell table:style-name="ce19" office:value-type="float" office:value="9.9" calcext:value-type="float">
            <text:p>10</text:p>
          </table:table-cell>
          <table:table-cell table:style-name="ce19" office:value-type="float" office:value="127.5" calcext:value-type="float">
            <text:p>128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541.8" calcext:value-type="float">
            <text:p>542</text:p>
          </table:table-cell>
          <table:table-cell table:style-name="ce19" office:value-type="float" office:value="416.3" calcext:value-type="float">
            <text:p>416</text:p>
          </table:table-cell>
          <table:table-cell table:style-name="ce19" office:value-type="float" office:value="10.4" calcext:value-type="float">
            <text:p>10</text:p>
          </table:table-cell>
          <table:table-cell table:style-name="ce19" office:value-type="float" office:value="115.1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2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2097.8" calcext:value-type="float">
            <text:p>2,098</text:p>
          </table:table-cell>
          <table:table-cell table:style-name="ce19" office:value-type="float" office:value="382.9" calcext:value-type="float">
            <text:p>383</text:p>
          </table:table-cell>
          <table:table-cell table:style-name="ce19" office:value-type="float" office:value="9.2" calcext:value-type="float">
            <text:p>9</text:p>
          </table:table-cell>
          <table:table-cell table:style-name="ce19" office:value-type="float" office:value="1705.7" calcext:value-type="float">
            <text:p>1,7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2082.1" calcext:value-type="float">
            <text:p>2,082</text:p>
          </table:table-cell>
          <table:table-cell table:style-name="ce19" office:value-type="float" office:value="385.2" calcext:value-type="float">
            <text:p>385</text:p>
          </table:table-cell>
          <table:table-cell table:style-name="ce19" office:value-type="float" office:value="10.1" calcext:value-type="float">
            <text:p>10</text:p>
          </table:table-cell>
          <table:table-cell table:style-name="ce19" office:value-type="float" office:value="1686.8" calcext:value-type="float">
            <text:p>1,687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3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496.7" calcext:value-type="float">
            <text:p>497</text:p>
          </table:table-cell>
          <table:table-cell table:style-name="ce19" office:value-type="float" office:value="417.4" calcext:value-type="float">
            <text:p>417</text:p>
          </table:table-cell>
          <table:table-cell table:style-name="ce19" office:value-type="float" office:value="13.1" calcext:value-type="float">
            <text:p>13</text:p>
          </table:table-cell>
          <table:table-cell table:style-name="ce19" office:value-type="float" office:value="66.2" calcext:value-type="float">
            <text:p>6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490.4" calcext:value-type="float">
            <text:p>490</text:p>
          </table:table-cell>
          <table:table-cell table:style-name="ce19" office:value-type="float" office:value="414.1" calcext:value-type="float">
            <text:p>414</text:p>
          </table:table-cell>
          <table:table-cell table:style-name="ce19" office:value-type="float" office:value="12.1" calcext:value-type="float">
            <text:p>12</text:p>
          </table:table-cell>
          <table:table-cell table:style-name="ce19" office:value-type="float" office:value="64.2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4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1143.1" calcext:value-type="float">
            <text:p>1,143</text:p>
          </table:table-cell>
          <table:table-cell table:style-name="ce19" office:value-type="float" office:value="370.8" calcext:value-type="float">
            <text:p>371</text:p>
          </table:table-cell>
          <table:table-cell table:style-name="ce19" office:value-type="float" office:value="9.6" calcext:value-type="float">
            <text:p>10</text:p>
          </table:table-cell>
          <table:table-cell table:style-name="ce19" office:value-type="float" office:value="762.7" calcext:value-type="float">
            <text:p>76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1163.8" calcext:value-type="float">
            <text:p>1,164</text:p>
          </table:table-cell>
          <table:table-cell table:style-name="ce19" office:value-type="float" office:value="364.7" calcext:value-type="float">
            <text:p>365</text:p>
          </table:table-cell>
          <table:table-cell table:style-name="ce19" office:value-type="float" office:value="8.2" calcext:value-type="float">
            <text:p>8</text:p>
          </table:table-cell>
          <table:table-cell table:style-name="ce19" office:value-type="float" office:value="790.9" calcext:value-type="float">
            <text:p>791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5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2364.2" calcext:value-type="float">
            <text:p>2,364</text:p>
          </table:table-cell>
          <table:table-cell table:style-name="ce19" office:value-type="float" office:value="366.3" calcext:value-type="float">
            <text:p>366</text:p>
          </table:table-cell>
          <table:table-cell table:style-name="ce19" office:value-type="float" office:value="8.2" calcext:value-type="float">
            <text:p>8</text:p>
          </table:table-cell>
          <table:table-cell table:style-name="ce19" office:value-type="float" office:value="1989.7" calcext:value-type="float">
            <text:p>1,990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2115.4" calcext:value-type="float">
            <text:p>2,115</text:p>
          </table:table-cell>
          <table:table-cell table:style-name="ce19" office:value-type="float" office:value="374.2" calcext:value-type="float">
            <text:p>37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34.2" calcext:value-type="float">
            <text:p>1,734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6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3419.2" calcext:value-type="float">
            <text:p>3,419</text:p>
          </table:table-cell>
          <table:table-cell table:style-name="ce19" office:value-type="float" office:value="360.9" calcext:value-type="float">
            <text:p>361</text:p>
          </table:table-cell>
          <table:table-cell table:style-name="ce19" office:value-type="float" office:value="8.9" calcext:value-type="float">
            <text:p>9</text:p>
          </table:table-cell>
          <table:table-cell table:style-name="ce19" office:value-type="float" office:value="3049.4" calcext:value-type="float">
            <text:p>3,049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3137.8" calcext:value-type="float">
            <text:p>3,138</text:p>
          </table:table-cell>
          <table:table-cell table:style-name="ce19" office:value-type="float" office:value="373.9" calcext:value-type="float">
            <text:p>374</text:p>
          </table:table-cell>
          <table:table-cell table:style-name="ce19" office:value-type="float" office:value="8.9" calcext:value-type="float">
            <text:p>9</text:p>
          </table:table-cell>
          <table:table-cell table:style-name="ce19" office:value-type="float" office:value="2755" calcext:value-type="float">
            <text:p>2,755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1" table:number-rows-spanned="2">
            <text:p>Q7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10545.9" calcext:value-type="float">
            <text:p>10,546</text:p>
          </table:table-cell>
          <table:table-cell table:style-name="ce19" office:value-type="float" office:value="379.6" calcext:value-type="float">
            <text:p>380</text:p>
          </table:table-cell>
          <table:table-cell table:style-name="ce19" office:value-type="float" office:value="9.2" calcext:value-type="float">
            <text:p>9</text:p>
          </table:table-cell>
          <table:table-cell table:style-name="ce19" office:value-type="float" office:value="10157.1" calcext:value-type="float">
            <text:p>10,157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Fed2+Rule4</text:p>
          </table:table-cell>
          <table:table-cell table:style-name="ce19" office:value-type="float" office:value="10420.6" calcext:value-type="float">
            <text:p>10,421</text:p>
          </table:table-cell>
          <table:table-cell table:style-name="ce19" office:value-type="float" office:value="379.5" calcext:value-type="float">
            <text:p>380</text:p>
          </table:table-cell>
          <table:table-cell table:style-name="ce19" office:value-type="float" office:value="7.8" calcext:value-type="float">
            <text:p>8</text:p>
          </table:table-cell>
          <table:table-cell table:style-name="ce19" office:value-type="float" office:value="10033.3" calcext:value-type="float">
            <text:p>10,03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9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18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7"/>
          <table:table-cell table:number-columns-repeated="12"/>
        </table:table-row>
        <table:table-row table:style-name="ro1">
          <table:table-cell table:style-name="ce18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3</text:p>
          </table:table-cell>
          <table:table-cell office:value-type="float" office:value="36.7061908190491" calcext:value-type="float">
            <text:p>37</text:p>
          </table:table-cell>
          <table:table-cell office:value-type="float" office:value="35.1506282542242" calcext:value-type="float">
            <text:p>35</text:p>
          </table:table-cell>
          <table:table-cell office:value-type="float" office:value="2.33095116493961" calcext:value-type="float">
            <text:p>2</text:p>
          </table:table-cell>
          <table:table-cell office:value-type="float" office:value="8.95978670381041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3+Opt1</text:p>
          </table:table-cell>
          <table:table-cell office:value-type="float" office:value="30.9077480397535" calcext:value-type="float">
            <text:p>31</text:p>
          </table:table-cell>
          <table:table-cell office:value-type="float" office:value="22.9349321148137" calcext:value-type="float">
            <text:p>23</text:p>
          </table:table-cell>
          <table:table-cell office:value-type="float" office:value="1.7763883459299" calcext:value-type="float">
            <text:p>2</text:p>
          </table:table-cell>
          <table:table-cell office:value-type="float" office:value="10.6191650644797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3</text:p>
          </table:table-cell>
          <table:table-cell office:value-type="float" office:value="74.2410488431658" calcext:value-type="float">
            <text:p>74</text:p>
          </table:table-cell>
          <table:table-cell office:value-type="float" office:value="25.2738336361278" calcext:value-type="float">
            <text:p>25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57.8907975799647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3+Opt1</text:p>
          </table:table-cell>
          <table:table-cell office:value-type="float" office:value="25.3353069406664" calcext:value-type="float">
            <text:p>25</text:p>
          </table:table-cell>
          <table:table-cell office:value-type="float" office:value="22.0191835553556" calcext:value-type="float">
            <text:p>22</text:p>
          </table:table-cell>
          <table:table-cell office:value-type="float" office:value="2.13177026070926" calcext:value-type="float">
            <text:p>2</text:p>
          </table:table-cell>
          <table:table-cell office:value-type="float" office:value="26.0375796792935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3</text:p>
          </table:table-cell>
          <table:table-cell office:value-type="float" office:value="21.1084501246933" calcext:value-type="float">
            <text:p>21</text:p>
          </table:table-cell>
          <table:table-cell office:value-type="float" office:value="15.7070401766568" calcext:value-type="float">
            <text:p>16</text:p>
          </table:table-cell>
          <table:table-cell office:value-type="float" office:value="2.68535120814971" calcext:value-type="float">
            <text:p>3</text:p>
          </table:table-cell>
          <table:table-cell office:value-type="float" office:value="5.47316686713968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3+Opt1</text:p>
          </table:table-cell>
          <table:table-cell office:value-type="float" office:value="23.4435492193482" calcext:value-type="float">
            <text:p>23</text:p>
          </table:table-cell>
          <table:table-cell office:value-type="float" office:value="20.3821817608747" calcext:value-type="float">
            <text:p>20</text:p>
          </table:table-cell>
          <table:table-cell office:value-type="float" office:value="3.34829973435938" calcext:value-type="float">
            <text:p>3</text:p>
          </table:table-cell>
          <table:table-cell office:value-type="float" office:value="6.6131182760732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3</text:p>
          </table:table-cell>
          <table:table-cell office:value-type="float" office:value="34.2424363100006" calcext:value-type="float">
            <text:p>34</text:p>
          </table:table-cell>
          <table:table-cell office:value-type="float" office:value="17.8997206682116" calcext:value-type="float">
            <text:p>18</text:p>
          </table:table-cell>
          <table:table-cell office:value-type="float" office:value="3.33999334663343" calcext:value-type="float">
            <text:p>3</text:p>
          </table:table-cell>
          <table:table-cell office:value-type="float" office:value="29.6312522703836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3+Opt1</text:p>
          </table:table-cell>
          <table:table-cell office:value-type="float" office:value="40.3974696677348" calcext:value-type="float">
            <text:p>40</text:p>
          </table:table-cell>
          <table:table-cell office:value-type="float" office:value="33.4366731465783" calcext:value-type="float">
            <text:p>33</text:p>
          </table:table-cell>
          <table:table-cell office:value-type="float" office:value="1.3984117975602" calcext:value-type="float">
            <text:p>1</text:p>
          </table:table-cell>
          <table:table-cell office:value-type="float" office:value="29.0877981291125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3</text:p>
          </table:table-cell>
          <table:table-cell office:value-type="float" office:value="127.216176469644" calcext:value-type="float">
            <text:p>127</text:p>
          </table:table-cell>
          <table:table-cell office:value-type="float" office:value="24.2947182188502" calcext:value-type="float">
            <text:p>24</text:p>
          </table:table-cell>
          <table:table-cell office:value-type="float" office:value="1.81352940116473" calcext:value-type="float">
            <text:p>2</text:p>
          </table:table-cell>
          <table:table-cell office:value-type="float" office:value="129.067639459144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3+Opt1</text:p>
          </table:table-cell>
          <table:table-cell office:value-type="float" office:value="219.07289502203" calcext:value-type="float">
            <text:p>219</text:p>
          </table:table-cell>
          <table:table-cell office:value-type="float" office:value="25.2049377878401" calcext:value-type="float">
            <text:p>25</text:p>
          </table:table-cell>
          <table:table-cell office:value-type="float" office:value="0.816496580927726" calcext:value-type="float">
            <text:p>1</text:p>
          </table:table-cell>
          <table:table-cell office:value-type="float" office:value="208.810812831988" calcext:value-type="float">
            <text:p>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3</text:p>
          </table:table-cell>
          <table:table-cell office:value-type="float" office:value="87.170076415145" calcext:value-type="float">
            <text:p>87</text:p>
          </table:table-cell>
          <table:table-cell office:value-type="float" office:value="15.8986372581636" calcext:value-type="float">
            <text:p>16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93.0617477210099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3+Opt1</text:p>
          </table:table-cell>
          <table:table-cell office:value-type="float" office:value="82.6462340339837" calcext:value-type="float">
            <text:p>83</text:p>
          </table:table-cell>
          <table:table-cell office:value-type="float" office:value="21.3356769546014" calcext:value-type="float">
            <text:p>21</text:p>
          </table:table-cell>
          <table:table-cell office:value-type="float" office:value="1.72884033065199" calcext:value-type="float">
            <text:p>2</text:p>
          </table:table-cell>
          <table:table-cell office:value-type="float" office:value="83.6394378003317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3</text:p>
          </table:table-cell>
          <table:table-cell office:value-type="float" office:value="144.188495457239" calcext:value-type="float">
            <text:p>144</text:p>
          </table:table-cell>
          <table:table-cell office:value-type="float" office:value="14.5617459270667" calcext:value-type="float">
            <text:p>15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141.868052938089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3+Opt1</text:p>
          </table:table-cell>
          <table:table-cell office:value-type="float" office:value="165.248768696035" calcext:value-type="float">
            <text:p>165</text:p>
          </table:table-cell>
          <table:table-cell office:value-type="float" office:value="17.5388457747684" calcext:value-type="float">
            <text:p>18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158.063313615497" calcext:value-type="float">
            <text:p>158</text:p>
          </table:table-cell>
          <table:table-cell table:number-columns-repeated="8"/>
        </table:table-row>
        <table:table-row table:style-name="ro1" table:number-rows-repeated="9">
          <table:table-cell table:style-name="ce17" table:number-columns-repeated="2"/>
          <table:table-cell table:number-columns-repeated="12"/>
        </table:table-row>
        <table:table-row table:style-name="ro1">
          <table:table-cell table:style-name="ce17" table:number-columns-repeated="2"/>
          <table:table-cell table:number-columns-repeated="12"/>
        </table:table-row>
      </table:table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7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d-greedy-SHJ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office:value-type="string" calcext:value-type="string">
            <text:p>relative difference</text:p>
          </table:table-cell>
          <table:table-cell table:number-columns-repeated="5"/>
          <table:table-cell table:style-name="ce21" office:value-type="string" calcext:value-type="string">
            <text:p>l2g operators (input)</text:p>
          </table:table-cell>
          <table:table-cell office:value-type="string" calcext:value-type="string">
            <text:p>difference</text:p>
          </table:table-cell>
          <table:table-cell table:style-name="ce2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564.7" calcext:value-type="float">
            <text:p>565</text:p>
          </table:table-cell>
          <table:table-cell table:style-name="ce19" office:value-type="float" office:value="427.3" calcext:value-type="float">
            <text:p>427</text:p>
          </table:table-cell>
          <table:table-cell table:style-name="ce19" office:value-type="float" office:value="9.9" calcext:value-type="float">
            <text:p>10</text:p>
          </table:table-cell>
          <table:table-cell table:style-name="ce19" office:value-type="float" office:value="127.5" calcext:value-type="float">
            <text:p>128</text:p>
          </table:table-cell>
          <table:table-cell table:number-columns-repeated="2"/>
          <table:table-cell table:style-name="ce17"/>
          <table:table-cell/>
          <table:table-cell table:style-name="ce20"/>
          <table:table-cell/>
          <table:table-cell table:style-name="ce17" table:formula="of:=69+48+27+87+39+81+96+39+60+60+69+48+27+87+39+81+96+39+60+60" office:value-type="float" office:value="1212" calcext:value-type="float">
            <text:p>1,212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541.8" calcext:value-type="float">
            <text:p>542</text:p>
          </table:table-cell>
          <table:table-cell table:style-name="ce19" office:value-type="float" office:value="416.3" calcext:value-type="float">
            <text:p>416</text:p>
          </table:table-cell>
          <table:table-cell table:style-name="ce19" office:value-type="float" office:value="10.4" calcext:value-type="float">
            <text:p>10</text:p>
          </table:table-cell>
          <table:table-cell table:style-name="ce19" office:value-type="float" office:value="115.1" calcext:value-type="float">
            <text:p>115</text:p>
          </table:table-cell>
          <table:table-cell table:style-name="ce20" table:formula="of:=([.F3]-[.F4])/[.F3]" office:value-type="percentage" office:value="0.0972549019607844" calcext:value-type="percentage">
            <text:p>9.73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office:value-type="float" office:value="0" calcext:value-type="float">
            <text:p>0</text:p>
          </table:table-cell>
          <table:table-cell table:style-name="ce17" table:formula="of:=[.M3]-[.M4]" office:value-type="float" office:value="1212" calcext:value-type="float">
            <text:p>1,212</text:p>
          </table:table-cell>
          <table:table-cell table:style-name="ce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2097.8" calcext:value-type="float">
            <text:p>2,098</text:p>
          </table:table-cell>
          <table:table-cell table:style-name="ce19" office:value-type="float" office:value="382.9" calcext:value-type="float">
            <text:p>383</text:p>
          </table:table-cell>
          <table:table-cell table:style-name="ce19" office:value-type="float" office:value="9.2" calcext:value-type="float">
            <text:p>9</text:p>
          </table:table-cell>
          <table:table-cell table:style-name="ce19" office:value-type="float" office:value="1705.7" calcext:value-type="float">
            <text:p>1,706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669+550+515+721+449+658+646+475+585+447+2007+1+2+2+1+1+2+1+1+1" office:value-type="float" office:value="7734" calcext:value-type="float">
            <text:p>7,734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2082.1" calcext:value-type="float">
            <text:p>2,082</text:p>
          </table:table-cell>
          <table:table-cell table:style-name="ce19" office:value-type="float" office:value="385.2" calcext:value-type="float">
            <text:p>385</text:p>
          </table:table-cell>
          <table:table-cell table:style-name="ce19" office:value-type="float" office:value="10.1" calcext:value-type="float">
            <text:p>10</text:p>
          </table:table-cell>
          <table:table-cell table:style-name="ce19" office:value-type="float" office:value="1686.8" calcext:value-type="float">
            <text:p>1,687</text:p>
          </table:table-cell>
          <table:table-cell table:style-name="ce20" table:formula="of:=([.F5]-[.F6])/[.F5]" office:value-type="percentage" office:value="0.0110804948115144" calcext:value-type="percentage">
            <text:p>1.11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office:value-type="float" office:value="0" calcext:value-type="float">
            <text:p>0</text:p>
          </table:table-cell>
          <table:table-cell table:style-name="ce17" table:formula="of:=[.M5]-[.M6]" office:value-type="float" office:value="7734" calcext:value-type="float">
            <text:p>7,734</text:p>
          </table:table-cell>
          <table:table-cell table:style-name="ce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496.7" calcext:value-type="float">
            <text:p>497</text:p>
          </table:table-cell>
          <table:table-cell table:style-name="ce19" office:value-type="float" office:value="417.4" calcext:value-type="float">
            <text:p>417</text:p>
          </table:table-cell>
          <table:table-cell table:style-name="ce19" office:value-type="float" office:value="13.1" calcext:value-type="float">
            <text:p>13</text:p>
          </table:table-cell>
          <table:table-cell table:style-name="ce19" office:value-type="float" office:value="66.2" calcext:value-type="float">
            <text:p>66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2+1+2+2+1+1+2+3+1+1+2+1+2+2+1+1+2+3+1+1" office:value-type="float" office:value="32" calcext:value-type="float">
            <text:p>32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490.4" calcext:value-type="float">
            <text:p>490</text:p>
          </table:table-cell>
          <table:table-cell table:style-name="ce19" office:value-type="float" office:value="414.1" calcext:value-type="float">
            <text:p>414</text:p>
          </table:table-cell>
          <table:table-cell table:style-name="ce19" office:value-type="float" office:value="12.1" calcext:value-type="float">
            <text:p>12</text:p>
          </table:table-cell>
          <table:table-cell table:style-name="ce19" office:value-type="float" office:value="64.2" calcext:value-type="float">
            <text:p>64</text:p>
          </table:table-cell>
          <table:table-cell table:style-name="ce20" table:formula="of:=([.F7]-[.F8])/[.F7]" office:value-type="percentage" office:value="0.0302114803625378" calcext:value-type="percentage">
            <text:p>3.02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table:formula="of:=2+1+2+2+1+1+2+3+1+1+2+1+2+2+1+1+2+3+1+1" office:value-type="float" office:value="32" calcext:value-type="float">
            <text:p>32</text:p>
          </table:table-cell>
          <table:table-cell table:style-name="ce17" table:formula="of:=[.M7]-[.M8]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1143.1" calcext:value-type="float">
            <text:p>1,143</text:p>
          </table:table-cell>
          <table:table-cell table:style-name="ce19" office:value-type="float" office:value="370.8" calcext:value-type="float">
            <text:p>371</text:p>
          </table:table-cell>
          <table:table-cell table:style-name="ce19" office:value-type="float" office:value="9.6" calcext:value-type="float">
            <text:p>10</text:p>
          </table:table-cell>
          <table:table-cell table:style-name="ce19" office:value-type="float" office:value="762.7" calcext:value-type="float">
            <text:p>763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8037+6595+6204+8657+5402+7890+7763+5733+7035+5385+344+290+290+395+233+333+315+264+313+239+3+1+4+6+2+2" office:value-type="float" office:value="71735" calcext:value-type="float">
            <text:p>71,735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1163.8" calcext:value-type="float">
            <text:p>1,164</text:p>
          </table:table-cell>
          <table:table-cell table:style-name="ce19" office:value-type="float" office:value="364.7" calcext:value-type="float">
            <text:p>365</text:p>
          </table:table-cell>
          <table:table-cell table:style-name="ce19" office:value-type="float" office:value="8.2" calcext:value-type="float">
            <text:p>8</text:p>
          </table:table-cell>
          <table:table-cell table:style-name="ce19" office:value-type="float" office:value="790.9" calcext:value-type="float">
            <text:p>791</text:p>
          </table:table-cell>
          <table:table-cell table:style-name="ce20" table:formula="of:=([.F9]-[.F10])/[.F9]" office:value-type="percentage" office:value="-0.0369739084830208" calcext:value-type="percentage">
            <text:p>-3.70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table:formula="of:=8037+6595+6204+8657+5402+7890+7763+5733+7035+5385+3+1+4+6+2+2" office:value-type="float" office:value="68719" calcext:value-type="float">
            <text:p>68,719</text:p>
          </table:table-cell>
          <table:table-cell table:style-name="ce17" table:formula="of:=[.M9]-[.M10]" office:value-type="float" office:value="3016" calcext:value-type="float">
            <text:p>3,016</text:p>
          </table:table-cell>
          <table:table-cell table:style-name="ce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2364.2" calcext:value-type="float">
            <text:p>2,364</text:p>
          </table:table-cell>
          <table:table-cell table:style-name="ce19" office:value-type="float" office:value="366.3" calcext:value-type="float">
            <text:p>366</text:p>
          </table:table-cell>
          <table:table-cell table:style-name="ce19" office:value-type="float" office:value="8.2" calcext:value-type="float">
            <text:p>8</text:p>
          </table:table-cell>
          <table:table-cell table:style-name="ce19" office:value-type="float" office:value="1989.7" calcext:value-type="float">
            <text:p>1,990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2115.4" calcext:value-type="float">
            <text:p>2,115</text:p>
          </table:table-cell>
          <table:table-cell table:style-name="ce19" office:value-type="float" office:value="374.2" calcext:value-type="float">
            <text:p>37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34.2" calcext:value-type="float">
            <text:p>1,734</text:p>
          </table:table-cell>
          <table:table-cell table:style-name="ce20" table:formula="of:=([.F11]-[.F12])/[.F11]" office:value-type="percentage" office:value="0.128411318289189" calcext:value-type="percentage">
            <text:p>12.84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office:value-type="float" office:value="0" calcext:value-type="float">
            <text:p>0</text:p>
          </table:table-cell>
          <table:table-cell table:style-name="ce17" table:formula="of:=[.M11]-[.M12]" office:value-type="float" office:value="312248" calcext:value-type="float">
            <text:p>312,248</text:p>
          </table:table-cell>
          <table:table-cell table:style-name="ce17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3419.2" calcext:value-type="float">
            <text:p>3,419</text:p>
          </table:table-cell>
          <table:table-cell table:style-name="ce19" office:value-type="float" office:value="360.9" calcext:value-type="float">
            <text:p>361</text:p>
          </table:table-cell>
          <table:table-cell table:style-name="ce19" office:value-type="float" office:value="8.9" calcext:value-type="float">
            <text:p>9</text:p>
          </table:table-cell>
          <table:table-cell table:style-name="ce19" office:value-type="float" office:value="3049.4" calcext:value-type="float">
            <text:p>3,049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21489+27816+23133+29930+31683+21137+35244+25595+26538+32134+20325+26113+21758+28322+29343+20158+31917+23557+24815+29486+1627+2101+1720+2299+2348+1602+2555+1882+1961+2377" office:value-type="float" office:value="550965" calcext:value-type="float">
            <text:p>550,965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3137.8" calcext:value-type="float">
            <text:p>3,138</text:p>
          </table:table-cell>
          <table:table-cell table:style-name="ce19" office:value-type="float" office:value="373.9" calcext:value-type="float">
            <text:p>374</text:p>
          </table:table-cell>
          <table:table-cell table:style-name="ce19" office:value-type="float" office:value="8.9" calcext:value-type="float">
            <text:p>9</text:p>
          </table:table-cell>
          <table:table-cell table:style-name="ce19" office:value-type="float" office:value="2755" calcext:value-type="float">
            <text:p>2,755</text:p>
          </table:table-cell>
          <table:table-cell table:style-name="ce20" table:formula="of:=([.F13]-[.F14])/[.F13]" office:value-type="percentage" office:value="0.0965435823440677" calcext:value-type="percentage">
            <text:p>9.65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table:formula="of:=26730+22421+21366+28948+18349+26537+25618+19687+23668+18451+2377+1961+1882+2555+1602+2348+2299+1720+2101+1627" office:value-type="float" office:value="252247" calcext:value-type="float">
            <text:p>252,247</text:p>
          </table:table-cell>
          <table:table-cell table:style-name="ce17" table:formula="of:=[.M13]-[.M14]" office:value-type="float" office:value="298718" calcext:value-type="float">
            <text:p>298,718</text:p>
          </table:table-cell>
          <table:table-cell table:style-name="ce17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2</text:p>
          </table:table-cell>
          <table:table-cell table:style-name="ce19" office:value-type="float" office:value="10545.9" calcext:value-type="float">
            <text:p>10,546</text:p>
          </table:table-cell>
          <table:table-cell table:style-name="ce19" office:value-type="float" office:value="379.6" calcext:value-type="float">
            <text:p>380</text:p>
          </table:table-cell>
          <table:table-cell table:style-name="ce19" office:value-type="float" office:value="9.2" calcext:value-type="float">
            <text:p>9</text:p>
          </table:table-cell>
          <table:table-cell table:style-name="ce19" office:value-type="float" office:value="10157.1" calcext:value-type="float">
            <text:p>10,157</text:p>
          </table:table-cell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formula="of:=102342+85107+81648+111986+67464+101290+95989+74046+88849+68649+8037+6595+6204+8657+5402+7890+7763+5733+7035+5385+2377+1961+1882+2555+1602+2348+2299+1720+2101+1627" office:value-type="float" office:value="966543" calcext:value-type="float">
            <text:p>966,543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2+Rule4</text:p>
          </table:table-cell>
          <table:table-cell table:style-name="ce19" office:value-type="float" office:value="10420.6" calcext:value-type="float">
            <text:p>10,421</text:p>
          </table:table-cell>
          <table:table-cell table:style-name="ce19" office:value-type="float" office:value="379.5" calcext:value-type="float">
            <text:p>380</text:p>
          </table:table-cell>
          <table:table-cell table:style-name="ce19" office:value-type="float" office:value="7.8" calcext:value-type="float">
            <text:p>8</text:p>
          </table:table-cell>
          <table:table-cell table:style-name="ce19" office:value-type="float" office:value="10033.3" calcext:value-type="float">
            <text:p>10,033</text:p>
          </table:table-cell>
          <table:table-cell table:style-name="ce20" table:formula="of:=([.F15]-[.F16])/[.F15]" office:value-type="percentage" office:value="0.0121885183763083" calcext:value-type="percentage">
            <text:p>1.22%</text:p>
          </table:table-cell>
          <table:table-cell/>
          <table:table-cell table:style-name="ce17" table:number-columns-repeated="2"/>
          <table:table-cell table:style-name="ce20"/>
          <table:table-cell/>
          <table:table-cell table:style-name="ce17" table:formula="of:=99586+82713+79457+109017+65655+98484+93285+71975+86404+66775+8037+6595+6204+8657+5402+7890+7763+5733+7035+5385" office:value-type="float" office:value="922052" calcext:value-type="float">
            <text:p>922,052</text:p>
          </table:table-cell>
          <table:table-cell table:style-name="ce17" table:formula="of:=[.M15]-[.M16]" office:value-type="float" office:value="44491" calcext:value-type="float">
            <text:p>44,491</text:p>
          </table:table-cell>
          <table:table-cell table:style-name="ce17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7"/>
          <table:table-cell table:style-name="ce17"/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2</text:p>
          </table:table-cell>
          <table:table-cell office:value-type="float" office:value="36.7061908190491" calcext:value-type="float">
            <text:p>37</text:p>
          </table:table-cell>
          <table:table-cell office:value-type="float" office:value="35.1506282542242" calcext:value-type="float">
            <text:p>35</text:p>
          </table:table-cell>
          <table:table-cell office:value-type="float" office:value="2.33095116493961" calcext:value-type="float">
            <text:p>2</text:p>
          </table:table-cell>
          <table:table-cell office:value-type="float" office:value="8.95978670381041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2+Rule4</text:p>
          </table:table-cell>
          <table:table-cell office:value-type="float" office:value="30.9077480397535" calcext:value-type="float">
            <text:p>31</text:p>
          </table:table-cell>
          <table:table-cell office:value-type="float" office:value="22.9349321148137" calcext:value-type="float">
            <text:p>23</text:p>
          </table:table-cell>
          <table:table-cell office:value-type="float" office:value="1.7763883459299" calcext:value-type="float">
            <text:p>2</text:p>
          </table:table-cell>
          <table:table-cell office:value-type="float" office:value="10.6191650644797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2</text:p>
          </table:table-cell>
          <table:table-cell office:value-type="float" office:value="74.2410488431658" calcext:value-type="float">
            <text:p>74</text:p>
          </table:table-cell>
          <table:table-cell office:value-type="float" office:value="25.2738336361278" calcext:value-type="float">
            <text:p>25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57.8907975799647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2+Rule4</text:p>
          </table:table-cell>
          <table:table-cell office:value-type="float" office:value="25.3353069406664" calcext:value-type="float">
            <text:p>25</text:p>
          </table:table-cell>
          <table:table-cell office:value-type="float" office:value="22.0191835553556" calcext:value-type="float">
            <text:p>22</text:p>
          </table:table-cell>
          <table:table-cell office:value-type="float" office:value="2.13177026070926" calcext:value-type="float">
            <text:p>2</text:p>
          </table:table-cell>
          <table:table-cell office:value-type="float" office:value="26.0375796792935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2</text:p>
          </table:table-cell>
          <table:table-cell office:value-type="float" office:value="21.1084501246933" calcext:value-type="float">
            <text:p>21</text:p>
          </table:table-cell>
          <table:table-cell office:value-type="float" office:value="15.7070401766568" calcext:value-type="float">
            <text:p>16</text:p>
          </table:table-cell>
          <table:table-cell office:value-type="float" office:value="2.68535120814971" calcext:value-type="float">
            <text:p>3</text:p>
          </table:table-cell>
          <table:table-cell office:value-type="float" office:value="5.47316686713968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2+Rule4</text:p>
          </table:table-cell>
          <table:table-cell office:value-type="float" office:value="23.4435492193482" calcext:value-type="float">
            <text:p>23</text:p>
          </table:table-cell>
          <table:table-cell office:value-type="float" office:value="20.3821817608747" calcext:value-type="float">
            <text:p>20</text:p>
          </table:table-cell>
          <table:table-cell office:value-type="float" office:value="3.34829973435938" calcext:value-type="float">
            <text:p>3</text:p>
          </table:table-cell>
          <table:table-cell office:value-type="float" office:value="6.6131182760732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2</text:p>
          </table:table-cell>
          <table:table-cell office:value-type="float" office:value="34.2424363100006" calcext:value-type="float">
            <text:p>34</text:p>
          </table:table-cell>
          <table:table-cell office:value-type="float" office:value="17.8997206682116" calcext:value-type="float">
            <text:p>18</text:p>
          </table:table-cell>
          <table:table-cell office:value-type="float" office:value="3.33999334663343" calcext:value-type="float">
            <text:p>3</text:p>
          </table:table-cell>
          <table:table-cell office:value-type="float" office:value="29.6312522703836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2+Rule4</text:p>
          </table:table-cell>
          <table:table-cell office:value-type="float" office:value="40.3974696677348" calcext:value-type="float">
            <text:p>40</text:p>
          </table:table-cell>
          <table:table-cell office:value-type="float" office:value="33.4366731465783" calcext:value-type="float">
            <text:p>33</text:p>
          </table:table-cell>
          <table:table-cell office:value-type="float" office:value="1.3984117975602" calcext:value-type="float">
            <text:p>1</text:p>
          </table:table-cell>
          <table:table-cell office:value-type="float" office:value="29.0877981291125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2</text:p>
          </table:table-cell>
          <table:table-cell office:value-type="float" office:value="127.216176469644" calcext:value-type="float">
            <text:p>127</text:p>
          </table:table-cell>
          <table:table-cell office:value-type="float" office:value="24.2947182188502" calcext:value-type="float">
            <text:p>24</text:p>
          </table:table-cell>
          <table:table-cell office:value-type="float" office:value="1.81352940116473" calcext:value-type="float">
            <text:p>2</text:p>
          </table:table-cell>
          <table:table-cell office:value-type="float" office:value="129.067639459144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2+Rule4</text:p>
          </table:table-cell>
          <table:table-cell office:value-type="float" office:value="219.07289502203" calcext:value-type="float">
            <text:p>219</text:p>
          </table:table-cell>
          <table:table-cell office:value-type="float" office:value="25.2049377878401" calcext:value-type="float">
            <text:p>25</text:p>
          </table:table-cell>
          <table:table-cell office:value-type="float" office:value="0.816496580927726" calcext:value-type="float">
            <text:p>1</text:p>
          </table:table-cell>
          <table:table-cell office:value-type="float" office:value="208.810812831988" calcext:value-type="float">
            <text:p>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2</text:p>
          </table:table-cell>
          <table:table-cell office:value-type="float" office:value="87.170076415145" calcext:value-type="float">
            <text:p>87</text:p>
          </table:table-cell>
          <table:table-cell office:value-type="float" office:value="15.8986372581636" calcext:value-type="float">
            <text:p>16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93.0617477210099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2+Rule4</text:p>
          </table:table-cell>
          <table:table-cell office:value-type="float" office:value="82.6462340339837" calcext:value-type="float">
            <text:p>83</text:p>
          </table:table-cell>
          <table:table-cell office:value-type="float" office:value="21.3356769546014" calcext:value-type="float">
            <text:p>21</text:p>
          </table:table-cell>
          <table:table-cell office:value-type="float" office:value="1.72884033065199" calcext:value-type="float">
            <text:p>2</text:p>
          </table:table-cell>
          <table:table-cell office:value-type="float" office:value="83.6394378003317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2</text:p>
          </table:table-cell>
          <table:table-cell office:value-type="float" office:value="144.188495457239" calcext:value-type="float">
            <text:p>144</text:p>
          </table:table-cell>
          <table:table-cell office:value-type="float" office:value="14.5617459270667" calcext:value-type="float">
            <text:p>15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141.868052938089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2+Rule4</text:p>
          </table:table-cell>
          <table:table-cell office:value-type="float" office:value="165.248768696035" calcext:value-type="float">
            <text:p>165</text:p>
          </table:table-cell>
          <table:table-cell office:value-type="float" office:value="17.5388457747684" calcext:value-type="float">
            <text:p>18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158.063313615497" calcext:value-type="float">
            <text:p>158</text:p>
          </table:table-cell>
          <table:table-cell table:number-columns-repeated="9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reedy_samelocal_SHJ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2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2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3" office:value-type="string" calcext:value-type="string">
            <text:p>Q1</text:p>
          </table:table-cell>
          <table:table-cell table:style-name="ce24" table:formula="of:=AVERAGE([.C$3:.C$12])" office:value-type="float" office:value="564.7" calcext:value-type="float">
            <text:p>565</text:p>
          </table:table-cell>
          <table:table-cell table:style-name="ce24" table:formula="of:=AVERAGE([.D$3:.D$12])" office:value-type="float" office:value="427.3" calcext:value-type="float">
            <text:p>427</text:p>
          </table:table-cell>
          <table:table-cell table:style-name="ce24" table:formula="of:=AVERAGE([.E$3:.E$12])" office:value-type="float" office:value="9.9" calcext:value-type="float">
            <text:p>10</text:p>
          </table:table-cell>
          <table:table-cell table:style-name="ce24" table:formula="of:=AVERAGE([.F$3:.F$12])" office:value-type="float" office:value="127.5" calcext:value-type="float">
            <text:p>128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3" office:value-type="string" calcext:value-type="string">
            <text:p>Q2</text:p>
          </table:table-cell>
          <table:table-cell table:style-name="ce24" table:formula="of:=AVERAGE([.C$14:.C$23])" office:value-type="float" office:value="2097.8" calcext:value-type="float">
            <text:p>2,098</text:p>
          </table:table-cell>
          <table:table-cell table:style-name="ce24" table:formula="of:=AVERAGE([.D$14:.D$23])" office:value-type="float" office:value="382.9" calcext:value-type="float">
            <text:p>383</text:p>
          </table:table-cell>
          <table:table-cell table:style-name="ce24" table:formula="of:=AVERAGE([.E$14:.E$23])" office:value-type="float" office:value="9.2" calcext:value-type="float">
            <text:p>9</text:p>
          </table:table-cell>
          <table:table-cell table:style-name="ce24" table:formula="of:=AVERAGE([.F$14:.F$23])" office:value-type="float" office:value="1705.7" calcext:value-type="float">
            <text:p>1,706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3" office:value-type="string" calcext:value-type="string">
            <text:p>Q3</text:p>
          </table:table-cell>
          <table:table-cell table:style-name="ce24" table:formula="of:=AVERAGE([.C$25:.C$34])" office:value-type="float" office:value="496.7" calcext:value-type="float">
            <text:p>497</text:p>
          </table:table-cell>
          <table:table-cell table:style-name="ce24" table:formula="of:=AVERAGE([.D$25:.D$34])" office:value-type="float" office:value="417.4" calcext:value-type="float">
            <text:p>417</text:p>
          </table:table-cell>
          <table:table-cell table:style-name="ce24" table:formula="of:=AVERAGE([.E$25:.E$34])" office:value-type="float" office:value="13.1" calcext:value-type="float">
            <text:p>13</text:p>
          </table:table-cell>
          <table:table-cell table:style-name="ce24" table:formula="of:=AVERAGE([.F$25:.F$34])" office:value-type="float" office:value="66.2" calcext:value-type="float">
            <text:p>66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456" calcext:value-type="float">
            <text:p>456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3" office:value-type="string" calcext:value-type="string">
            <text:p>Q4</text:p>
          </table:table-cell>
          <table:table-cell table:style-name="ce24" table:formula="of:=AVERAGE([.C$36:.C$45])" office:value-type="float" office:value="1143.1" calcext:value-type="float">
            <text:p>1,143</text:p>
          </table:table-cell>
          <table:table-cell table:style-name="ce24" table:formula="of:=AVERAGE([.D$36:.D$45])" office:value-type="float" office:value="370.8" calcext:value-type="float">
            <text:p>371</text:p>
          </table:table-cell>
          <table:table-cell table:style-name="ce24" table:formula="of:=AVERAGE([.E$36:.E$45])" office:value-type="float" office:value="9.6" calcext:value-type="float">
            <text:p>10</text:p>
          </table:table-cell>
          <table:table-cell table:style-name="ce24" table:formula="of:=AVERAGE([.F$36:.F$45])" office:value-type="float" office:value="762.7" calcext:value-type="float">
            <text:p>763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3" office:value-type="string" calcext:value-type="string">
            <text:p>Q5</text:p>
          </table:table-cell>
          <table:table-cell table:style-name="ce24" table:formula="of:=AVERAGE([.C$47:.C$56])" office:value-type="float" office:value="2364.2" calcext:value-type="float">
            <text:p>2,364</text:p>
          </table:table-cell>
          <table:table-cell table:style-name="ce24" table:formula="of:=AVERAGE([.D$47:.D$56])" office:value-type="float" office:value="366.3" calcext:value-type="float">
            <text:p>366</text:p>
          </table:table-cell>
          <table:table-cell table:style-name="ce24" table:formula="of:=AVERAGE([.E$47:.E$56])" office:value-type="float" office:value="8.2" calcext:value-type="float">
            <text:p>8</text:p>
          </table:table-cell>
          <table:table-cell table:style-name="ce24" table:formula="of:=AVERAGE([.F$47:.F$56])" office:value-type="float" office:value="1989.7" calcext:value-type="float">
            <text:p>1,990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3" office:value-type="string" calcext:value-type="string">
            <text:p>Q6</text:p>
          </table:table-cell>
          <table:table-cell table:style-name="ce24" table:formula="of:=AVERAGE([.C$58:.C$67])" office:value-type="float" office:value="3419.2" calcext:value-type="float">
            <text:p>3,419</text:p>
          </table:table-cell>
          <table:table-cell table:style-name="ce24" table:formula="of:=AVERAGE([.D$58:.D$67])" office:value-type="float" office:value="360.9" calcext:value-type="float">
            <text:p>361</text:p>
          </table:table-cell>
          <table:table-cell table:style-name="ce24" table:formula="of:=AVERAGE([.E$58:.E$67])" office:value-type="float" office:value="8.9" calcext:value-type="float">
            <text:p>9</text:p>
          </table:table-cell>
          <table:table-cell table:style-name="ce24" table:formula="of:=AVERAGE([.F$58:.F$67])" office:value-type="float" office:value="3049.4" calcext:value-type="float">
            <text:p>3,049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3" office:value-type="string" calcext:value-type="string">
            <text:p>Q7</text:p>
          </table:table-cell>
          <table:table-cell table:style-name="ce24" table:formula="of:=AVERAGE([.C$69:.C$78])" office:value-type="float" office:value="10545.9" calcext:value-type="float">
            <text:p>10,546</text:p>
          </table:table-cell>
          <table:table-cell table:style-name="ce24" table:formula="of:=AVERAGE([.D$69:.D$78])" office:value-type="float" office:value="379.6" calcext:value-type="float">
            <text:p>380</text:p>
          </table:table-cell>
          <table:table-cell table:style-name="ce24" table:formula="of:=AVERAGE([.E$69:.E$78])" office:value-type="float" office:value="9.2" calcext:value-type="float">
            <text:p>9</text:p>
          </table:table-cell>
          <table:table-cell table:style-name="ce24" table:formula="of:=AVERAGE([.F$69:.F$78])" office:value-type="float" office:value="10157.1" calcext:value-type="float">
            <text:p>10,157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19" calcext:value-type="float">
            <text:p>519</text:p>
          </table:table-cell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2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3" office:value-type="string" calcext:value-type="string">
            <text:p>Q1</text:p>
          </table:table-cell>
          <table:table-cell table:style-name="ce24" table:formula="of:=STDEV([.C$3:.C$12])" office:value-type="float" office:value="36.7061908190491" calcext:value-type="float">
            <text:p>37</text:p>
          </table:table-cell>
          <table:table-cell table:style-name="ce24" table:formula="of:=STDEV([.D$3:.D$12])" office:value-type="float" office:value="35.1506282542242" calcext:value-type="float">
            <text:p>35</text:p>
          </table:table-cell>
          <table:table-cell table:style-name="ce24" table:formula="of:=STDEV([.E$3:.E$12])" office:value-type="float" office:value="2.33095116493961" calcext:value-type="float">
            <text:p>2</text:p>
          </table:table-cell>
          <table:table-cell table:style-name="ce24" table:formula="of:=STDEV([.F$3:.F$12])" office:value-type="float" office:value="8.95978670381041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155" calcext:value-type="float">
            <text:p>2155</text:p>
          </table:table-cell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3" office:value-type="string" calcext:value-type="string">
            <text:p>Q2</text:p>
          </table:table-cell>
          <table:table-cell table:style-name="ce24" table:formula="of:=STDEV([.C$14:.C$23])" office:value-type="float" office:value="74.2410488431658" calcext:value-type="float">
            <text:p>74</text:p>
          </table:table-cell>
          <table:table-cell table:style-name="ce24" table:formula="of:=STDEV([.D$14:.D$23])" office:value-type="float" office:value="25.2738336361278" calcext:value-type="float">
            <text:p>25</text:p>
          </table:table-cell>
          <table:table-cell table:style-name="ce24" table:formula="of:=STDEV([.E$14:.E$23])" office:value-type="float" office:value="1.87379590967403" calcext:value-type="float">
            <text:p>2</text:p>
          </table:table-cell>
          <table:table-cell table:style-name="ce24" table:formula="of:=STDEV([.F$14:.F$23])" office:value-type="float" office:value="57.8907975799647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90" calcext:value-type="float">
            <text:p>2090</text:p>
          </table:table-cell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3" office:value-type="string" calcext:value-type="string">
            <text:p>Q3</text:p>
          </table:table-cell>
          <table:table-cell table:style-name="ce24" table:formula="of:=STDEV([.C$25:.C$34])" office:value-type="float" office:value="21.1084501246933" calcext:value-type="float">
            <text:p>21</text:p>
          </table:table-cell>
          <table:table-cell table:style-name="ce24" table:formula="of:=STDEV([.D$25:.D$34])" office:value-type="float" office:value="15.7070401766568" calcext:value-type="float">
            <text:p>16</text:p>
          </table:table-cell>
          <table:table-cell table:style-name="ce24" table:formula="of:=STDEV([.E$25:.E$34])" office:value-type="float" office:value="2.68535120814971" calcext:value-type="float">
            <text:p>3</text:p>
          </table:table-cell>
          <table:table-cell table:style-name="ce24" table:formula="of:=STDEV([.F$25:.F$34])" office:value-type="float" office:value="5.47316686713968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3" office:value-type="string" calcext:value-type="string">
            <text:p>Q4</text:p>
          </table:table-cell>
          <table:table-cell table:style-name="ce24" table:formula="of:=STDEV([.C$36:.C$45])" office:value-type="float" office:value="34.2424363100006" calcext:value-type="float">
            <text:p>34</text:p>
          </table:table-cell>
          <table:table-cell table:style-name="ce24" table:formula="of:=STDEV([.D$36:.D$45])" office:value-type="float" office:value="17.8997206682116" calcext:value-type="float">
            <text:p>18</text:p>
          </table:table-cell>
          <table:table-cell table:style-name="ce24" table:formula="of:=STDEV([.E$36:.E$45])" office:value-type="float" office:value="3.33999334663343" calcext:value-type="float">
            <text:p>3</text:p>
          </table:table-cell>
          <table:table-cell table:style-name="ce24" table:formula="of:=STDEV([.F$36:.F$45])" office:value-type="float" office:value="29.6312522703836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140" calcext:value-type="float">
            <text:p>2140</text:p>
          </table:table-cell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3" office:value-type="string" calcext:value-type="string">
            <text:p>Q5</text:p>
          </table:table-cell>
          <table:table-cell table:style-name="ce24" table:formula="of:=STDEV([.C$47:.C$56])" office:value-type="float" office:value="127.216176469644" calcext:value-type="float">
            <text:p>127</text:p>
          </table:table-cell>
          <table:table-cell table:style-name="ce24" table:formula="of:=STDEV([.D$47:.D$56])" office:value-type="float" office:value="24.2947182188502" calcext:value-type="float">
            <text:p>24</text:p>
          </table:table-cell>
          <table:table-cell table:style-name="ce24" table:formula="of:=STDEV([.E$47:.E$56])" office:value-type="float" office:value="1.81352940116473" calcext:value-type="float">
            <text:p>2</text:p>
          </table:table-cell>
          <table:table-cell table:style-name="ce24" table:formula="of:=STDEV([.F$47:.F$56])" office:value-type="float" office:value="129.067639459144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70" calcext:value-type="float">
            <text:p>2070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3" office:value-type="string" calcext:value-type="string">
            <text:p>Q6</text:p>
          </table:table-cell>
          <table:table-cell table:style-name="ce24" table:formula="of:=STDEV([.C$58:.C$67])" office:value-type="float" office:value="87.170076415145" calcext:value-type="float">
            <text:p>87</text:p>
          </table:table-cell>
          <table:table-cell table:style-name="ce24" table:formula="of:=STDEV([.D$58:.D$67])" office:value-type="float" office:value="15.8986372581636" calcext:value-type="float">
            <text:p>16</text:p>
          </table:table-cell>
          <table:table-cell table:style-name="ce24" table:formula="of:=STDEV([.E$58:.E$67])" office:value-type="float" office:value="1.59513148186739" calcext:value-type="float">
            <text:p>2</text:p>
          </table:table-cell>
          <table:table-cell table:style-name="ce24" table:formula="of:=STDEV([.F$58:.F$67])" office:value-type="float" office:value="93.0617477210099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081" calcext:value-type="float">
            <text:p>2081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3" office:value-type="string" calcext:value-type="string">
            <text:p>Q7</text:p>
          </table:table-cell>
          <table:table-cell table:style-name="ce24" table:formula="of:=STDEV([.C$69:.C$78])" office:value-type="float" office:value="144.188495457239" calcext:value-type="float">
            <text:p>144</text:p>
          </table:table-cell>
          <table:table-cell table:style-name="ce24" table:formula="of:=STDEV([.D$69:.D$78])" office:value-type="float" office:value="14.5617459270667" calcext:value-type="float">
            <text:p>15</text:p>
          </table:table-cell>
          <table:table-cell table:style-name="ce24" table:formula="of:=STDEV([.E$69:.E$78])" office:value-type="float" office:value="2.44040069569642" calcext:value-type="float">
            <text:p>2</text:p>
          </table:table-cell>
          <table:table-cell table:style-name="ce24" table:formula="of:=STDEV([.F$69:.F$78])" office:value-type="float" office:value="141.868052938089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175" calcext:value-type="float">
            <text:p>2175</text:p>
          </table:table-cell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1688" calcext:value-type="float">
            <text:p>1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99" calcext:value-type="float">
            <text:p>2099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1619" calcext:value-type="float">
            <text:p>1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92" calcext:value-type="float">
            <text:p>492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92" calcext:value-type="float">
            <text:p>492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25" calcext:value-type="float">
            <text:p>1125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756" calcext:value-type="float">
            <text:p>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128" calcext:value-type="float">
            <text:p>1128</text:p>
          </table:table-cell>
          <table:table-cell office:value-type="float" office:value="395" calcext:value-type="float">
            <text:p>395</text:p>
          </table:table-cell>
          <table:table-cell office:value-type="float" office:value="18" calcext:value-type="float">
            <text:p>18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214" calcext:value-type="float">
            <text:p>1214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799" calcext:value-type="float">
            <text:p>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133" calcext:value-type="float">
            <text:p>1133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094" calcext:value-type="float">
            <text:p>1094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75" calcext:value-type="float">
            <text:p>1175</text:p>
          </table:table-cell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  <table:table-cell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165" calcext:value-type="float">
            <text:p>1165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763" calcext:value-type="float">
            <text:p>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354" calcext:value-type="float">
            <text:p>2354</text:p>
          </table:table-cell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1903" calcext:value-type="float">
            <text:p>1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540" calcext:value-type="float">
            <text:p>2540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2133" calcext:value-type="float">
            <text:p>2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358" calcext:value-type="float">
            <text:p>2358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268" calcext:value-type="float">
            <text:p>2268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221" calcext:value-type="float">
            <text:p>2221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615" calcext:value-type="float">
            <text:p>2615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309" calcext:value-type="float">
            <text:p>2309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412" calcext:value-type="float">
            <text:p>2412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045" calcext:value-type="float">
            <text:p>2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252" calcext:value-type="float">
            <text:p>2252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367" calcext:value-type="float">
            <text:p>2367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458" calcext:value-type="float">
            <text:p>3458</text:p>
          </table:table-cell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3076" calcext:value-type="float">
            <text:p>3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3072" calcext:value-type="float">
            <text:p>3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549" calcext:value-type="float">
            <text:p>3549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3182" calcext:value-type="float">
            <text:p>3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432" calcext:value-type="float">
            <text:p>3432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3041" calcext:value-type="float">
            <text:p>3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439" calcext:value-type="float">
            <text:p>3439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3071" calcext:value-type="float">
            <text:p>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347" calcext:value-type="float">
            <text:p>3347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3001" calcext:value-type="float">
            <text:p>3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304" calcext:value-type="float">
            <text:p>3304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2912" calcext:value-type="float">
            <text:p>2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3138" calcext:value-type="float">
            <text:p>3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369" calcext:value-type="float">
            <text:p>3369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3008" calcext:value-type="float">
            <text:p>3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519" calcext:value-type="float">
            <text:p>3519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3153" calcext:value-type="float">
            <text:p>3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306" calcext:value-type="float">
            <text:p>3306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2916" calcext:value-type="float">
            <text:p>2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810" calcext:value-type="float">
            <text:p>10810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0437" calcext:value-type="float">
            <text:p>10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347" calcext:value-type="float">
            <text:p>10347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9959" calcext:value-type="float">
            <text:p>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406" calcext:value-type="float">
            <text:p>10406</text:p>
          </table:table-cell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float" office:value="10008" calcext:value-type="float">
            <text:p>10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544" calcext:value-type="float">
            <text:p>10544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10177" calcext:value-type="float">
            <text:p>10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655" calcext:value-type="float">
            <text:p>10655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10228" calcext:value-type="float">
            <text:p>1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586" calcext:value-type="float">
            <text:p>10586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10202" calcext:value-type="float">
            <text:p>10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808" calcext:value-type="float">
            <text:p>10808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0418" calcext:value-type="float">
            <text:p>10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657" calcext:value-type="float">
            <text:p>10657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0266" calcext:value-type="float">
            <text:p>10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596" calcext:value-type="float">
            <text:p>10596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0221" calcext:value-type="float">
            <text:p>10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475" calcext:value-type="float">
            <text:p>10475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0088" calcext:value-type="float">
            <text:p>10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385" calcext:value-type="float">
            <text:p>10385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10004" calcext:value-type="float">
            <text:p>10004</text:p>
          </table:table-cell>
          <table:table-cell table:number-columns-repeated="8"/>
        </table:table-row>
      </table:table>
      <table:table table:name="greedy_samelocal_SHJ_removeL2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2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2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3" office:value-type="string" calcext:value-type="string">
            <text:p>Q1</text:p>
          </table:table-cell>
          <table:table-cell table:style-name="ce24" table:formula="of:=AVERAGE([.C$3:.C$12])" office:value-type="float" office:value="541.8" calcext:value-type="float">
            <text:p>542</text:p>
          </table:table-cell>
          <table:table-cell table:style-name="ce24" table:formula="of:=AVERAGE([.D$3:.D$12])" office:value-type="float" office:value="416.3" calcext:value-type="float">
            <text:p>416</text:p>
          </table:table-cell>
          <table:table-cell table:style-name="ce24" table:formula="of:=AVERAGE([.E$3:.E$12])" office:value-type="float" office:value="10.4" calcext:value-type="float">
            <text:p>10</text:p>
          </table:table-cell>
          <table:table-cell table:style-name="ce24" table:formula="of:=AVERAGE([.F$3:.F$12])" office:value-type="float" office:value="115.1" calcext:value-type="float">
            <text:p>115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3" office:value-type="string" calcext:value-type="string">
            <text:p>Q2</text:p>
          </table:table-cell>
          <table:table-cell table:style-name="ce24" table:formula="of:=AVERAGE([.C$14:.C$23])" office:value-type="float" office:value="2082.1" calcext:value-type="float">
            <text:p>2,082</text:p>
          </table:table-cell>
          <table:table-cell table:style-name="ce24" table:formula="of:=AVERAGE([.D$14:.D$23])" office:value-type="float" office:value="385.2" calcext:value-type="float">
            <text:p>385</text:p>
          </table:table-cell>
          <table:table-cell table:style-name="ce24" table:formula="of:=AVERAGE([.E$14:.E$23])" office:value-type="float" office:value="10.1" calcext:value-type="float">
            <text:p>10</text:p>
          </table:table-cell>
          <table:table-cell table:style-name="ce24" table:formula="of:=AVERAGE([.F$14:.F$23])" office:value-type="float" office:value="1686.8" calcext:value-type="float">
            <text:p>1,687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3" office:value-type="string" calcext:value-type="string">
            <text:p>Q3</text:p>
          </table:table-cell>
          <table:table-cell table:style-name="ce24" table:formula="of:=AVERAGE([.C$25:.C$34])" office:value-type="float" office:value="490.4" calcext:value-type="float">
            <text:p>490</text:p>
          </table:table-cell>
          <table:table-cell table:style-name="ce24" table:formula="of:=AVERAGE([.D$25:.D$34])" office:value-type="float" office:value="414.1" calcext:value-type="float">
            <text:p>414</text:p>
          </table:table-cell>
          <table:table-cell table:style-name="ce24" table:formula="of:=AVERAGE([.E$25:.E$34])" office:value-type="float" office:value="12.1" calcext:value-type="float">
            <text:p>12</text:p>
          </table:table-cell>
          <table:table-cell table:style-name="ce24" table:formula="of:=AVERAGE([.F$25:.F$34])" office:value-type="float" office:value="64.2" calcext:value-type="float">
            <text:p>64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3" office:value-type="string" calcext:value-type="string">
            <text:p>Q4</text:p>
          </table:table-cell>
          <table:table-cell table:style-name="ce24" table:formula="of:=AVERAGE([.C$36:.C$45])" office:value-type="float" office:value="1163.8" calcext:value-type="float">
            <text:p>1,164</text:p>
          </table:table-cell>
          <table:table-cell table:style-name="ce24" table:formula="of:=AVERAGE([.D$36:.D$45])" office:value-type="float" office:value="364.7" calcext:value-type="float">
            <text:p>365</text:p>
          </table:table-cell>
          <table:table-cell table:style-name="ce24" table:formula="of:=AVERAGE([.E$36:.E$45])" office:value-type="float" office:value="8.2" calcext:value-type="float">
            <text:p>8</text:p>
          </table:table-cell>
          <table:table-cell table:style-name="ce24" table:formula="of:=AVERAGE([.F$36:.F$45])" office:value-type="float" office:value="790.9" calcext:value-type="float">
            <text:p>791</text:p>
          </table:table-cell>
          <table:table-cell table:style-name="ce17"/>
          <table:table-cell table:style-name="ce2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73" calcext:value-type="float">
            <text:p>573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3" office:value-type="string" calcext:value-type="string">
            <text:p>Q5</text:p>
          </table:table-cell>
          <table:table-cell table:style-name="ce24" table:formula="of:=AVERAGE([.C$47:.C$56])" office:value-type="float" office:value="2115.4" calcext:value-type="float">
            <text:p>2,115</text:p>
          </table:table-cell>
          <table:table-cell table:style-name="ce24" table:formula="of:=AVERAGE([.D$47:.D$56])" office:value-type="float" office:value="374.2" calcext:value-type="float">
            <text:p>374</text:p>
          </table:table-cell>
          <table:table-cell table:style-name="ce24" table:formula="of:=AVERAGE([.E$47:.E$56])" office:value-type="float" office:value="7" calcext:value-type="float">
            <text:p>7</text:p>
          </table:table-cell>
          <table:table-cell table:style-name="ce24" table:formula="of:=AVERAGE([.F$47:.F$56])" office:value-type="float" office:value="1734.2" calcext:value-type="float">
            <text:p>1,734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428" calcext:value-type="float">
            <text:p>428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3" office:value-type="string" calcext:value-type="string">
            <text:p>Q6</text:p>
          </table:table-cell>
          <table:table-cell table:style-name="ce24" table:formula="of:=AVERAGE([.C$58:.C$67])" office:value-type="float" office:value="3137.8" calcext:value-type="float">
            <text:p>3,138</text:p>
          </table:table-cell>
          <table:table-cell table:style-name="ce24" table:formula="of:=AVERAGE([.D$58:.D$67])" office:value-type="float" office:value="373.9" calcext:value-type="float">
            <text:p>374</text:p>
          </table:table-cell>
          <table:table-cell table:style-name="ce24" table:formula="of:=AVERAGE([.E$58:.E$67])" office:value-type="float" office:value="8.9" calcext:value-type="float">
            <text:p>9</text:p>
          </table:table-cell>
          <table:table-cell table:style-name="ce24" table:formula="of:=AVERAGE([.F$58:.F$67])" office:value-type="float" office:value="2755" calcext:value-type="float">
            <text:p>2,755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3" office:value-type="string" calcext:value-type="string">
            <text:p>Q7</text:p>
          </table:table-cell>
          <table:table-cell table:style-name="ce24" table:formula="of:=AVERAGE([.C$69:.C$78])" office:value-type="float" office:value="10420.6" calcext:value-type="float">
            <text:p>10,421</text:p>
          </table:table-cell>
          <table:table-cell table:style-name="ce24" table:formula="of:=AVERAGE([.D$69:.D$78])" office:value-type="float" office:value="379.5" calcext:value-type="float">
            <text:p>380</text:p>
          </table:table-cell>
          <table:table-cell table:style-name="ce24" table:formula="of:=AVERAGE([.E$69:.E$78])" office:value-type="float" office:value="7.8" calcext:value-type="float">
            <text:p>8</text:p>
          </table:table-cell>
          <table:table-cell table:style-name="ce24" table:formula="of:=AVERAGE([.F$69:.F$78])" office:value-type="float" office:value="10033.3" calcext:value-type="float">
            <text:p>10,033</text:p>
          </table:table-cell>
          <table:table-cell table:style-name="ce2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02" calcext:value-type="float">
            <text:p>502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2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50" calcext:value-type="float">
            <text:p>550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3" office:value-type="string" calcext:value-type="string">
            <text:p>Q1</text:p>
          </table:table-cell>
          <table:table-cell table:style-name="ce24" table:formula="of:=STDEV([.C$3:.C$12])" office:value-type="float" office:value="30.9077480397535" calcext:value-type="float">
            <text:p>31</text:p>
          </table:table-cell>
          <table:table-cell table:style-name="ce24" table:formula="of:=STDEV([.D$3:.D$12])" office:value-type="float" office:value="22.9349321148137" calcext:value-type="float">
            <text:p>23</text:p>
          </table:table-cell>
          <table:table-cell table:style-name="ce24" table:formula="of:=STDEV([.E$3:.E$12])" office:value-type="float" office:value="1.7763883459299" calcext:value-type="float">
            <text:p>2</text:p>
          </table:table-cell>
          <table:table-cell table:style-name="ce24" table:formula="of:=STDEV([.F$3:.F$12])" office:value-type="float" office:value="10.6191650644797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3" office:value-type="string" calcext:value-type="string">
            <text:p>Q2</text:p>
          </table:table-cell>
          <table:table-cell table:style-name="ce24" table:formula="of:=STDEV([.C$14:.C$23])" office:value-type="float" office:value="25.3353069406664" calcext:value-type="float">
            <text:p>25</text:p>
          </table:table-cell>
          <table:table-cell table:style-name="ce24" table:formula="of:=STDEV([.D$14:.D$23])" office:value-type="float" office:value="22.0191835553556" calcext:value-type="float">
            <text:p>22</text:p>
          </table:table-cell>
          <table:table-cell table:style-name="ce24" table:formula="of:=STDEV([.E$14:.E$23])" office:value-type="float" office:value="2.13177026070926" calcext:value-type="float">
            <text:p>2</text:p>
          </table:table-cell>
          <table:table-cell table:style-name="ce24" table:formula="of:=STDEV([.F$14:.F$23])" office:value-type="float" office:value="26.0375796792935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  <table:table-cell office:value-type="float" office:value="395" calcext:value-type="float">
            <text:p>395</text:p>
          </table:table-cell>
          <table:table-cell office:value-type="float" office:value="11" calcext:value-type="float">
            <text:p>11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3" office:value-type="string" calcext:value-type="string">
            <text:p>Q3</text:p>
          </table:table-cell>
          <table:table-cell table:style-name="ce24" table:formula="of:=STDEV([.C$25:.C$34])" office:value-type="float" office:value="23.4435492193482" calcext:value-type="float">
            <text:p>23</text:p>
          </table:table-cell>
          <table:table-cell table:style-name="ce24" table:formula="of:=STDEV([.D$25:.D$34])" office:value-type="float" office:value="20.3821817608747" calcext:value-type="float">
            <text:p>20</text:p>
          </table:table-cell>
          <table:table-cell table:style-name="ce24" table:formula="of:=STDEV([.E$25:.E$34])" office:value-type="float" office:value="3.34829973435938" calcext:value-type="float">
            <text:p>3</text:p>
          </table:table-cell>
          <table:table-cell table:style-name="ce24" table:formula="of:=STDEV([.F$25:.F$34])" office:value-type="float" office:value="6.6131182760732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038" calcext:value-type="float">
            <text:p>2038</text:p>
          </table:table-cell>
          <table:table-cell office:value-type="float" office:value="392" calcext:value-type="float">
            <text:p>392</text:p>
          </table:table-cell>
          <table:table-cell office:value-type="float" office:value="9" calcext:value-type="float">
            <text:p>9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3" office:value-type="string" calcext:value-type="string">
            <text:p>Q4</text:p>
          </table:table-cell>
          <table:table-cell table:style-name="ce24" table:formula="of:=STDEV([.C$36:.C$45])" office:value-type="float" office:value="40.3974696677348" calcext:value-type="float">
            <text:p>40</text:p>
          </table:table-cell>
          <table:table-cell table:style-name="ce24" table:formula="of:=STDEV([.D$36:.D$45])" office:value-type="float" office:value="33.4366731465783" calcext:value-type="float">
            <text:p>33</text:p>
          </table:table-cell>
          <table:table-cell table:style-name="ce24" table:formula="of:=STDEV([.E$36:.E$45])" office:value-type="float" office:value="1.3984117975602" calcext:value-type="float">
            <text:p>1</text:p>
          </table:table-cell>
          <table:table-cell table:style-name="ce24" table:formula="of:=STDEV([.F$36:.F$45])" office:value-type="float" office:value="29.0877981291125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060" calcext:value-type="float">
            <text:p>2060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3" office:value-type="string" calcext:value-type="string">
            <text:p>Q5</text:p>
          </table:table-cell>
          <table:table-cell table:style-name="ce24" table:formula="of:=STDEV([.C$47:.C$56])" office:value-type="float" office:value="219.07289502203" calcext:value-type="float">
            <text:p>219</text:p>
          </table:table-cell>
          <table:table-cell table:style-name="ce24" table:formula="of:=STDEV([.D$47:.D$56])" office:value-type="float" office:value="25.2049377878401" calcext:value-type="float">
            <text:p>25</text:p>
          </table:table-cell>
          <table:table-cell table:style-name="ce24" table:formula="of:=STDEV([.E$47:.E$56])" office:value-type="float" office:value="0.816496580927726" calcext:value-type="float">
            <text:p>1</text:p>
          </table:table-cell>
          <table:table-cell table:style-name="ce24" table:formula="of:=STDEV([.F$47:.F$56])" office:value-type="float" office:value="208.810812831988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85" calcext:value-type="float">
            <text:p>2085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3" office:value-type="string" calcext:value-type="string">
            <text:p>Q6</text:p>
          </table:table-cell>
          <table:table-cell table:style-name="ce24" table:formula="of:=STDEV([.C$58:.C$67])" office:value-type="float" office:value="82.6462340339837" calcext:value-type="float">
            <text:p>83</text:p>
          </table:table-cell>
          <table:table-cell table:style-name="ce24" table:formula="of:=STDEV([.D$58:.D$67])" office:value-type="float" office:value="21.3356769546014" calcext:value-type="float">
            <text:p>21</text:p>
          </table:table-cell>
          <table:table-cell table:style-name="ce24" table:formula="of:=STDEV([.E$58:.E$67])" office:value-type="float" office:value="1.72884033065199" calcext:value-type="float">
            <text:p>2</text:p>
          </table:table-cell>
          <table:table-cell table:style-name="ce24" table:formula="of:=STDEV([.F$58:.F$67])" office:value-type="float" office:value="83.6394378003317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137" calcext:value-type="float">
            <text:p>2137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3" office:value-type="string" calcext:value-type="string">
            <text:p>Q7</text:p>
          </table:table-cell>
          <table:table-cell table:style-name="ce24" table:formula="of:=STDEV([.C$69:.C$78])" office:value-type="float" office:value="165.248768696035" calcext:value-type="float">
            <text:p>165</text:p>
          </table:table-cell>
          <table:table-cell table:style-name="ce24" table:formula="of:=STDEV([.D$69:.D$78])" office:value-type="float" office:value="17.5388457747684" calcext:value-type="float">
            <text:p>18</text:p>
          </table:table-cell>
          <table:table-cell table:style-name="ce24" table:formula="of:=STDEV([.E$69:.E$78])" office:value-type="float" office:value="1.03279555898864" calcext:value-type="float">
            <text:p>1</text:p>
          </table:table-cell>
          <table:table-cell table:style-name="ce24" table:formula="of:=STDEV([.F$69:.F$78])" office:value-type="float" office:value="158.063313615497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086" calcext:value-type="float">
            <text:p>2086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80" calcext:value-type="float">
            <text:p>2080</text:p>
          </table:table-cell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85" calcext:value-type="float">
            <text:p>2085</text:p>
          </table:table-cell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071" calcext:value-type="float">
            <text:p>2071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1657" calcext:value-type="float">
            <text:p>1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84" calcext:value-type="float">
            <text:p>2084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404" calcext:value-type="float">
            <text:p>40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79" calcext:value-type="float">
            <text:p>479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506" calcext:value-type="float">
            <text:p>506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909" calcext:value-type="float">
            <text:p>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163" calcext:value-type="float">
            <text:p>1163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87" calcext:value-type="float">
            <text:p>1187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825" calcext:value-type="float">
            <text:p>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145" calcext:value-type="float">
            <text:p>1145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229" calcext:value-type="float">
            <text:p>1229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office:value-type="float" office:value="772" calcext:value-type="float">
            <text:p>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167" calcext:value-type="float">
            <text:p>1167</text:p>
          </table:table-cell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787" calcext:value-type="float">
            <text:p>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121" calcext:value-type="float">
            <text:p>1121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757" calcext:value-type="float">
            <text:p>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129" calcext:value-type="float">
            <text:p>1129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100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201" calcext:value-type="float">
            <text:p>1201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672" calcext:value-type="float">
            <text:p>2672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2284" calcext:value-type="float">
            <text:p>2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072" calcext:value-type="float">
            <text:p>2072</text:p>
          </table:table-cell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1648" calcext:value-type="float">
            <text:p>1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1912" calcext:value-type="float">
            <text:p>1912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1543" calcext:value-type="float">
            <text:p>1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1958" calcext:value-type="float">
            <text:p>1958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1593" calcext:value-type="float">
            <text:p>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2026" calcext:value-type="float">
            <text:p>2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1966" calcext:value-type="float">
            <text:p>1966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276" calcext:value-type="float">
            <text:p>2276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1897" calcext:value-type="float">
            <text:p>1897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1549" calcext:value-type="float">
            <text:p>1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399" calcext:value-type="float">
            <text:p>2399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534" calcext:value-type="float">
            <text:p>1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314" calcext:value-type="float">
            <text:p>3314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2948" calcext:value-type="float">
            <text:p>2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034" calcext:value-type="float">
            <text:p>3034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2643" calcext:value-type="float">
            <text:p>2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239" calcext:value-type="float">
            <text:p>3239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2864" calcext:value-type="float">
            <text:p>2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198" calcext:value-type="float">
            <text:p>3198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2844" calcext:value-type="float">
            <text:p>2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159" calcext:value-type="float">
            <text:p>3159</text:p>
          </table:table-cell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2773" calcext:value-type="float">
            <text:p>2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181" calcext:value-type="float">
            <text:p>3181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2797" calcext:value-type="float">
            <text:p>2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230" calcext:value-type="float">
            <text:p>3230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805" calcext:value-type="float">
            <text:p>2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148" calcext:value-type="float">
            <text:p>3148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2782" calcext:value-type="float">
            <text:p>2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025" calcext:value-type="float">
            <text:p>3025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2620" calcext:value-type="float">
            <text:p>2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141" calcext:value-type="float">
            <text:p>3141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2751" calcext:value-type="float">
            <text:p>2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023" calcext:value-type="float">
            <text:p>3023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2671" calcext:value-type="float">
            <text:p>2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1597" calcext:value-type="float">
            <text:p>11597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11197" calcext:value-type="float">
            <text:p>11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365" calcext:value-type="float">
            <text:p>10365</text:p>
          </table:table-cell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9989" calcext:value-type="float">
            <text:p>9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353" calcext:value-type="float">
            <text:p>10353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9985" calcext:value-type="float">
            <text:p>9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125" calcext:value-type="float">
            <text:p>10125</text:p>
          </table:table-cell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float" office:value="9725" calcext:value-type="float">
            <text:p>9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429" calcext:value-type="float">
            <text:p>10429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0022" calcext:value-type="float">
            <text:p>1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561" calcext:value-type="float">
            <text:p>10561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10172" calcext:value-type="float">
            <text:p>10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469" calcext:value-type="float">
            <text:p>10469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10087" calcext:value-type="float">
            <text:p>10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586" calcext:value-type="float">
            <text:p>10586</text:p>
          </table:table-cell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  <table:table-cell office:value-type="float" office:value="10178" calcext:value-type="float">
            <text:p>10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241" calcext:value-type="float">
            <text:p>10241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9885" calcext:value-type="float">
            <text:p>9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682" calcext:value-type="float">
            <text:p>10682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10278" calcext:value-type="float">
            <text:p>10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395" calcext:value-type="float">
            <text:p>10395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10012" calcext:value-type="float">
            <text:p>1001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analysis.A2:analysis.F30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Overview.A32:Overview.F4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6:27:26.40301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8T10:44:42.843472318</meta:creation-date>
    <dc:date>2023-07-04T16:20:45.115315020</dc:date>
    <meta:editing-duration>PT23H18M3S</meta:editing-duration>
    <meta:editing-cycles>381</meta:editing-cycles>
    <meta:generator>LibreOffice/7.0.4.2$MacOSX_X86_64 LibreOffice_project/dcf040e67528d9187c66b2379df5ea4407429775</meta:generator>
    <meta:document-statistic meta:table-count="4" meta:cell-count="148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Long_20_Dot" svg:stroke-color="#b3b3b3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b66c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false" chart:error-category="cell-range" chart:error-upper-range="analysis.C26:analysis.C39" chart:error-lower-range="analysis.C26:analysis.C39" chart:data-label-number="value" chart:data-label-text="false" chart:data-label-symbol="false" chart:label-position="center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nalysis.C26:analysis.C39" chart:error-lower-range="analysis.C26:analysis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4.03cm" svg:y="0.248cm" style:legend-expansion="custom" svg:width="11.75cm" svg:height="0.887cm" style:legend-expansion-aspect-ratio="13.2468996617813" chart:style-name="ch2"/>
        <chart:plot-area chart:style-name="ch3" table:cell-range-address="analysis.A3:analysis.B16 analysis.D2:analysis.D16 analysis.F2:analysis.F16" chart:data-source-has-labels="both" svg:x="0.114cm" svg:y="-0.015cm" svg:width="15.665cm" svg:height="8.75cm">
          <chart:coordinate-region svg:x="1.423cm" svg:y="0.179cm" svg:width="14.356cm" svg:height="6.014cm"/>
          <chart:axis chart:dimension="x" chart:name="primary-x" chart:style-name="ch4" chartooo:axis-type="auto">
            <chartooo:date-scale/>
            <chart:categories table:cell-range-address="analysis.A3:analysis.B16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D3:analysis.D16" chart:label-cell-address="analysis.D2:analysis.D2" chart:class="chart:bar">
            <chart:data-point chart:repeated="14"/>
          </chart:series>
          <chart:series chart:style-name="ch9" chart:values-cell-range-address="analysis.F3:analysis.F16" chart:label-cell-address="analysis.F2:analysis.F2" chart:class="chart:bar">
            <chart:error-indicator chart:style-name="ch10" chart:dimension="y"/>
            <chart:data-point chart:style-name="ch11" loext:custom-label-pos-x="0" loext:custom-label-pos-y="-0.042560284476053"/>
            <chart:data-point chart:style-name="ch11" loext:custom-label-pos-x="0" loext:custom-label-pos-y="-0.042560284476053"/>
            <chart:data-point chart:repeated="2"/>
            <chart:data-point chart:style-name="ch11" loext:custom-label-pos-x="0" loext:custom-label-pos-y="-0.0425602844760529"/>
            <chart:data-point chart:style-name="ch11" loext:custom-label-pos-x="0" loext:custom-label-pos-y="-0.0425602844760529"/>
            <chart:data-point chart:repeated="2"/>
            <chart:data-point chart:style-name="ch11" loext:custom-label-pos-x="0" loext:custom-label-pos-y="-0.00466718524280485"/>
            <chart:data-point chart:style-name="ch11" loext:custom-label-pos-x="0" loext:custom-label-pos-y="0.0143349261029003"/>
            <chart:data-point chart:style-name="ch11" loext:custom-label-pos-x="0.00250015625976618" loext:custom-label-pos-y="-0.0215579508834315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planning time (QPT)</text:p>
                <draw:g>
                  <svg:desc>analysis.D2:analysis.D2</svg:desc>
                </draw:g>
              </table:table-cell>
              <table:table-cell office:value-type="string">
                <text:p>Query execution time (QET)</text:p>
                <draw:g>
                  <svg:desc>analysis.F2:analysis.F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Q1 Fed2</text:p>
                <text:list>
                  <text:list-item>
                    <text:p>Q1</text:p>
                  </text:list-item>
                  <text:list-item>
                    <text:p>Fed2</text:p>
                  </text:list-item>
                </text:list>
                <draw:g>
                  <svg:desc>analysis.A3:analysis.B16</svg:desc>
                </draw:g>
              </table:table-cell>
              <table:table-cell office:value-type="float" office:value="427.3">
                <text:p>427.3</text:p>
                <draw:g>
                  <svg:desc>analysis.D3:analysis.D16</svg:desc>
                </draw:g>
              </table:table-cell>
              <table:table-cell office:value-type="float" office:value="127.5">
                <text:p>127.5</text:p>
                <draw:g>
                  <svg:desc>analysis.F3:analysis.F16</svg:desc>
                </draw:g>
              </table:table-cell>
              <table:table-cell office:value-type="float" office:value="36.7061908190491">
                <text:p>36.7061908190491</text:p>
                <draw:g>
                  <svg:desc>analysis.C26:analysis.C39</svg:desc>
                </draw:g>
              </table:table-cell>
              <table:table-cell office:value-type="float" office:value="36.7061908190491">
                <text:p>36.7061908190491</text:p>
                <draw:g>
                  <svg:desc>analysis.C26:analysis.C39</svg:desc>
                </draw:g>
              </table:table-cell>
            </table:table-row>
            <table:table-row>
              <table:table-cell office:value-type="string">
                <text:p>Q1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416.3">
                <text:p>416.3</text:p>
              </table:table-cell>
              <table:table-cell office:value-type="float" office:value="115.1">
                <text:p>115.1</text:p>
              </table:table-cell>
              <table:table-cell office:value-type="float" office:value="30.9077480397535">
                <text:p>30.9077480397535</text:p>
              </table:table-cell>
              <table:table-cell office:value-type="float" office:value="30.9077480397535">
                <text:p>30.9077480397535</text:p>
              </table:table-cell>
            </table:table-row>
            <table:table-row>
              <table:table-cell office:value-type="string">
                <text:p>Q2 Fed2</text:p>
                <text:list>
                  <text:list-item>
                    <text:p>Q2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82.9">
                <text:p>382.9</text:p>
              </table:table-cell>
              <table:table-cell office:value-type="float" office:value="1705.7">
                <text:p>1705.7</text:p>
              </table:table-cell>
              <table:table-cell office:value-type="float" office:value="74.2410488431658">
                <text:p>74.2410488431658</text:p>
              </table:table-cell>
              <table:table-cell office:value-type="float" office:value="74.2410488431658">
                <text:p>74.2410488431658</text:p>
              </table:table-cell>
            </table:table-row>
            <table:table-row>
              <table:table-cell office:value-type="string">
                <text:p>Q2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385.2">
                <text:p>385.2</text:p>
              </table:table-cell>
              <table:table-cell office:value-type="float" office:value="1686.8">
                <text:p>1686.8</text:p>
              </table:table-cell>
              <table:table-cell office:value-type="float" office:value="25.3353069406664">
                <text:p>25.3353069406664</text:p>
              </table:table-cell>
              <table:table-cell office:value-type="float" office:value="25.3353069406664">
                <text:p>25.3353069406664</text:p>
              </table:table-cell>
            </table:table-row>
            <table:table-row>
              <table:table-cell office:value-type="string">
                <text:p>Q3 Fed2</text:p>
                <text:list>
                  <text:list-item>
                    <text:p>Q3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417.4">
                <text:p>417.4</text:p>
              </table:table-cell>
              <table:table-cell office:value-type="float" office:value="66.2">
                <text:p>66.2</text:p>
              </table:table-cell>
              <table:table-cell office:value-type="float" office:value="21.1084501246933">
                <text:p>21.1084501246933</text:p>
              </table:table-cell>
              <table:table-cell office:value-type="float" office:value="21.1084501246933">
                <text:p>21.1084501246933</text:p>
              </table:table-cell>
            </table:table-row>
            <table:table-row>
              <table:table-cell office:value-type="string">
                <text:p>Q3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414.1">
                <text:p>414.1</text:p>
              </table:table-cell>
              <table:table-cell office:value-type="float" office:value="64.2">
                <text:p>64.2</text:p>
              </table:table-cell>
              <table:table-cell office:value-type="float" office:value="23.4435492193482">
                <text:p>23.4435492193482</text:p>
              </table:table-cell>
              <table:table-cell office:value-type="float" office:value="23.4435492193482">
                <text:p>23.4435492193482</text:p>
              </table:table-cell>
            </table:table-row>
            <table:table-row>
              <table:table-cell office:value-type="string">
                <text:p>Q4 Fed2</text:p>
                <text:list>
                  <text:list-item>
                    <text:p>Q4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70.8">
                <text:p>370.8</text:p>
              </table:table-cell>
              <table:table-cell office:value-type="float" office:value="762.7">
                <text:p>762.7</text:p>
              </table:table-cell>
              <table:table-cell office:value-type="float" office:value="34.2424363100006">
                <text:p>34.2424363100006</text:p>
              </table:table-cell>
              <table:table-cell office:value-type="float" office:value="34.2424363100006">
                <text:p>34.2424363100006</text:p>
              </table:table-cell>
            </table:table-row>
            <table:table-row>
              <table:table-cell office:value-type="string">
                <text:p>Q4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364.7">
                <text:p>364.7</text:p>
              </table:table-cell>
              <table:table-cell office:value-type="float" office:value="790.9">
                <text:p>790.9</text:p>
              </table:table-cell>
              <table:table-cell office:value-type="float" office:value="40.3974696677348">
                <text:p>40.3974696677348</text:p>
              </table:table-cell>
              <table:table-cell office:value-type="float" office:value="40.3974696677348">
                <text:p>40.3974696677348</text:p>
              </table:table-cell>
            </table:table-row>
            <table:table-row>
              <table:table-cell office:value-type="string">
                <text:p>Q5 Fed2</text:p>
                <text:list>
                  <text:list-item>
                    <text:p>Q5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66.3">
                <text:p>366.3</text:p>
              </table:table-cell>
              <table:table-cell office:value-type="float" office:value="1989.7">
                <text:p>1989.7</text:p>
              </table:table-cell>
              <table:table-cell office:value-type="float" office:value="127.216176469644">
                <text:p>127.216176469644</text:p>
              </table:table-cell>
              <table:table-cell office:value-type="float" office:value="127.216176469644">
                <text:p>127.216176469644</text:p>
              </table:table-cell>
            </table:table-row>
            <table:table-row>
              <table:table-cell office:value-type="string">
                <text:p>Q5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374.2">
                <text:p>374.2</text:p>
              </table:table-cell>
              <table:table-cell office:value-type="float" office:value="1734.2">
                <text:p>1734.2</text:p>
              </table:table-cell>
              <table:table-cell office:value-type="float" office:value="219.07289502203">
                <text:p>219.07289502203</text:p>
              </table:table-cell>
              <table:table-cell office:value-type="float" office:value="219.07289502203">
                <text:p>219.07289502203</text:p>
              </table:table-cell>
            </table:table-row>
            <table:table-row>
              <table:table-cell office:value-type="string">
                <text:p>Q6 Fed2</text:p>
                <text:list>
                  <text:list-item>
                    <text:p>Q6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60.9">
                <text:p>360.9</text:p>
              </table:table-cell>
              <table:table-cell office:value-type="float" office:value="3049.4">
                <text:p>3049.4</text:p>
              </table:table-cell>
              <table:table-cell office:value-type="float" office:value="87.170076415145">
                <text:p>87.170076415145</text:p>
              </table:table-cell>
              <table:table-cell office:value-type="float" office:value="87.170076415145">
                <text:p>87.170076415145</text:p>
              </table:table-cell>
            </table:table-row>
            <table:table-row>
              <table:table-cell office:value-type="string">
                <text:p>Q6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373.9">
                <text:p>373.9</text:p>
              </table:table-cell>
              <table:table-cell office:value-type="float" office:value="2755">
                <text:p>2755</text:p>
              </table:table-cell>
              <table:table-cell office:value-type="float" office:value="82.6462340339837">
                <text:p>82.6462340339837</text:p>
              </table:table-cell>
              <table:table-cell office:value-type="float" office:value="82.6462340339837">
                <text:p>82.6462340339837</text:p>
              </table:table-cell>
            </table:table-row>
            <table:table-row>
              <table:table-cell office:value-type="string">
                <text:p>Q7 Fed2</text:p>
                <text:list>
                  <text:list-item>
                    <text:p>Q7</text:p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79.6">
                <text:p>379.6</text:p>
              </table:table-cell>
              <table:table-cell office:value-type="float" office:value="10157.1">
                <text:p>10157.1</text:p>
              </table:table-cell>
              <table:table-cell office:value-type="float" office:value="144.188495457239">
                <text:p>144.188495457239</text:p>
              </table:table-cell>
              <table:table-cell office:value-type="float" office:value="144.188495457239">
                <text:p>144.188495457239</text:p>
              </table:table-cell>
            </table:table-row>
            <table:table-row>
              <table:table-cell office:value-type="string">
                <text:p>Q7 Fed2+Rule4</text:p>
                <text:list>
                  <text:list-item>
                    <text:p/>
                  </text:list-item>
                  <text:list-item>
                    <text:p>Fed2+Rule4</text:p>
                  </text:list-item>
                </text:list>
              </table:table-cell>
              <table:table-cell office:value-type="float" office:value="379.5">
                <text:p>379.5</text:p>
              </table:table-cell>
              <table:table-cell office:value-type="float" office:value="10033.3">
                <text:p>10033.3</text:p>
              </table:table-cell>
              <table:table-cell office:value-type="float" office:value="165.248768696035">
                <text:p>165.248768696035</text:p>
              </table:table-cell>
              <table:table-cell office:value-type="float" office:value="165.248768696035">
                <text:p>165.248768696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stroke-dash draw:name="Long_20_Dot" draw:display-name="Long Dot" draw:style="rect" draw:dots1="1" draw:dots1-length="100%" draw:dots2="1" draw:dots2-length="100%" draw:distance="300%"/>
  </office:styles>
</office:document-styles>
</file>